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6pt" fo:font-weight="bold" officeooo:rsid="00137ba1" officeooo:paragraph-rsid="00137ba1" style:font-size-asian="16pt" style:font-weight-asian="bold" style:font-size-complex="16pt" style:font-weight-complex="bold"/>
    </style:style>
    <style:style style:name="P2" style:family="paragraph" style:parent-style-name="Heading_20_3">
      <style:text-properties officeooo:paragraph-rsid="00137ba1"/>
    </style:style>
    <style:style style:name="P3" style:family="paragraph" style:parent-style-name="Heading_20_3">
      <style:text-properties fo:font-weight="bold" officeooo:rsid="00137ba1" officeooo:paragraph-rsid="00137ba1" style:font-weight-asian="bold" style:font-weight-complex="bold"/>
    </style:style>
    <style:style style:name="P4" style:family="paragraph" style:parent-style-name="Heading_20_3">
      <style:text-properties officeooo:rsid="00137ba1" officeooo:paragraph-rsid="00137ba1"/>
    </style:style>
    <style:style style:name="P5" style:family="paragraph" style:parent-style-name="Standard">
      <style:text-properties officeooo:rsid="00137ba1" officeooo:paragraph-rsid="00137ba1"/>
    </style:style>
    <style:style style:name="P6" style:family="paragraph" style:parent-style-name="Standard">
      <style:text-properties fo:font-weight="bold" officeooo:rsid="00137ba1" officeooo:paragraph-rsid="00137ba1" style:font-weight-asian="bold" style:font-weight-complex="bold"/>
    </style:style>
    <style:style style:name="P7" style:family="paragraph" style:parent-style-name="Text_20_body">
      <style:text-properties officeooo:rsid="00137ba1" officeooo:paragraph-rsid="00137ba1"/>
    </style:style>
    <style:style style:name="P8" style:family="paragraph" style:parent-style-name="Text_20_body" style:list-style-name="L3">
      <style:text-properties officeooo:paragraph-rsid="00137ba1"/>
    </style:style>
    <style:style style:name="P9" style:family="paragraph" style:parent-style-name="Text_20_body">
      <style:text-properties officeooo:paragraph-rsid="00137ba1"/>
    </style:style>
    <style:style style:name="P10" style:family="paragraph" style:parent-style-name="Text_20_body">
      <style:text-properties fo:font-weight="bold" officeooo:rsid="00137ba1" officeooo:paragraph-rsid="00137ba1" style:font-weight-asian="bold" style:font-weight-complex="bold"/>
    </style:style>
    <style:style style:name="P11" style:family="paragraph" style:parent-style-name="Text_20_body">
      <style:text-properties fo:font-size="18pt" fo:font-weight="bold" officeooo:rsid="00137ba1" officeooo:paragraph-rsid="00137ba1" style:font-size-asian="15.75pt" style:font-weight-asian="bold" style:font-size-complex="18pt" style:font-weight-complex="bold"/>
    </style:style>
    <style:style style:name="P12" style:family="paragraph" style:parent-style-name="Text_20_body">
      <style:text-properties fo:font-weight="normal" officeooo:rsid="00137ba1" officeooo:paragraph-rsid="00137ba1" style:font-weight-asian="normal" style:font-weight-complex="normal"/>
    </style:style>
    <style:style style:name="P13" style:family="paragraph" style:parent-style-name="Text_20_body" style:list-style-name="L4"/>
    <style:style style:name="P14" style:family="paragraph" style:parent-style-name="Text_20_body" style:list-style-name="L4">
      <style:text-properties officeooo:paragraph-rsid="00137ba1"/>
    </style:style>
    <style:style style:name="P15" style:family="paragraph" style:parent-style-name="Text_20_body" style:list-style-name="L7"/>
    <style:style style:name="P16" style:family="paragraph" style:parent-style-name="Text_20_body">
      <style:text-properties fo:font-size="13pt" fo:font-weight="bold" style:font-size-asian="13pt" style:font-weight-asian="bold" style:font-size-complex="13pt" style:font-weight-complex="bold"/>
    </style:style>
    <style:style style:name="P17" style:family="paragraph" style:parent-style-name="Text_20_body">
      <style:text-properties fo:font-size="13pt" fo:font-weight="normal" style:font-size-asian="11.3500003814697pt" style:font-weight-asian="normal" style:font-size-complex="13pt" style:font-weight-complex="normal"/>
    </style:style>
    <style:style style:name="P18" style:family="paragraph" style:parent-style-name="Text_20_body">
      <style:text-properties fo:font-size="16pt" fo:font-weight="bold" officeooo:rsid="00137ba1" officeooo:paragraph-rsid="00137ba1" style:font-size-asian="16pt" style:font-weight-asian="bold" style:font-size-complex="16pt" style:font-weight-complex="bold"/>
    </style:style>
    <style:style style:name="P19" style:family="paragraph" style:parent-style-name="Text_20_body">
      <style:text-properties fo:font-size="16pt" fo:font-weight="normal" officeooo:rsid="00137ba1" officeooo:paragraph-rsid="00137ba1" style:font-size-asian="16pt" style:font-weight-asian="normal" style:font-size-complex="16pt" style:font-weight-complex="normal"/>
    </style:style>
    <style:style style:name="P20" style:family="paragraph" style:parent-style-name="Text_20_body" style:list-style-name="L8"/>
    <style:style style:name="P21" style:family="paragraph" style:parent-style-name="Text_20_body">
      <style:text-properties fo:font-size="15pt" fo:font-weight="bold" style:font-size-asian="15pt" style:font-weight-asian="bold" style:font-size-complex="15pt" style:font-weight-complex="bold"/>
    </style:style>
    <style:style style:name="P22" style:family="paragraph" style:parent-style-name="Text_20_body" style:list-style-name="L9"/>
    <style:style style:name="T1" style:family="text">
      <style:text-properties officeooo:rsid="00137ba1"/>
    </style:style>
    <style:style style:name="T2" style:family="text">
      <style:text-properties fo:font-weight="normal" officeooo:rsid="00137ba1" style:font-weight-asian="normal" style:font-weight-complex="normal"/>
    </style:style>
    <style:style style:name="T3" style:family="text">
      <style:text-properties fo:font-weight="bold" style:font-weight-asian="bold"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37ba1" style:font-size-asian="10.5pt" style:font-weight-asian="normal" style:font-size-complex="12pt" style:font-weight-complex="normal"/>
    </style:style>
    <style:style style:name="T6" style:family="text">
      <style:text-properties fo:font-size="12pt" style:font-size-asian="10.5pt" style:font-size-complex="1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ertainly, I'll use the provided content as a template while expanding and enhancing the explanations and examples for each aspect and concept of the web stack. Let's create a comprehensive blog post:</text:p>
      <text:p text:style-name="P5"/>
      <text:p text:style-name="P5">---</text:p>
      <text:p text:style-name="P5"/>
      <text:p text:style-name="P6">Decoding the Web Stack: What Happens When You Type "https://www.google.com" and Press Enter</text:p>
      <text:p text:style-name="P5"/>
      <text:p text:style-name="P5">Introduction:</text:p>
      <text:p text:style-name="P5">Web browsing has become a daily routine for many of us, but have you ever wondered what unfolds behind the scenes when you enter a web address and hit Enter? In this article, we will embark on a journey, demystifying the intricate dance of technologies and protocols that come into play when you type "https://www.google.com." Whether you're a novice or a tech enthusiast, this article will break down the process, step by step.</text:p>
      <text:p text:style-name="P5"/>
      <text:p text:style-name="P5">1. DNS Request: Navigating the Internet's Catalog</text:p>
      <text:p text:style-name="P5"/>
      <text:p text:style-name="P5">Picture the internet as a vast library filled with books (websites). To access a specific book, you need the library's catalog (DNS). When you enter a URL, like "https://www.google.com," your browser requests the IP address for the website's domain name. This is similar to the librarian helping you find a book by looking up its location in the catalog.</text:p>
      <text:p text:style-name="P5"/>
      <text:p text:style-name="P5">Example: Just as a librarian guides you to the right bookshelf, DNS guides your browser to the web server's IP address.</text:p>
      <text:p text:style-name="P5"/>
      <text:p text:style-name="P5"><text:s/>2. TCP/IP: Sending and Receiving Packets</text:p>
      <text:p text:style-name="P5"/>
      <text:p text:style-name="P5">With the IP address in hand, your browser relies on the TCP/IP protocol to send and receive data. Think of it as the postal service for the internet, breaking your request into small, address-labeled packets and sending them to the destination. At the other end, these packets are reassembled into the complete web page.</text:p>
      <text:p text:style-name="P5"/>
      <text:p text:style-name="P5">Example: Similar to how you send a long letter by dividing it into smaller envelopes, the TCP/IP protocol segments data for efficient transfer.</text:p>
      <text:p text:style-name="P5"/>
      <text:p text:style-name="P5">3. Firewall: The Guardian of Network Security</text:p>
      <text:p text:style-name="P5"/>
      <text:p text:style-name="P5">Your computer's firewall is like a diligent security guard, monitoring incoming and outgoing traffic. It ensures that only safe data enters your system while blocking potentially harmful information, much like a vigilant guard at the entrance of a building.</text:p>
      <text:p text:style-name="P5"/>
      <text:p text:style-name="P5">Example:Just as a guard inspects people and luggage at the entrance, a firewall scrutinizes incoming and outgoing data for security.</text:p>
      <text:p text:style-name="P5"/>
      <text:p text:style-name="P5">4. HTTPS/SSL: Safeguarding Data</text:p>
      <text:p text:style-name="P5"/>
      <text:p text:style-name="P5">When you see "https://" in a URL, it means your connection is secure. HTTPS (HyperText Transfer Protocol Secure) and SSL (Secure Sockets Layer) encrypt the data exchanged between your browser and the web server, akin to a locked diary that only you can open.</text:p>
      <text:p text:style-name="P5"/>
      <text:p text:style-name="P5">Example: Encrypting data is like sealing a letter in a secure, tamper-evident envelope.</text:p>
      <text:p text:style-name="P5"><text:soft-page-break/></text:p>
      <text:p text:style-name="P5">5. Load Balancer: Ensuring Even Distribution</text:p>
      <text:p text:style-name="P5"/>
      <text:p text:style-name="P5">Websites like Google receive immense traffic. To manage this load efficiently and prevent a single point of failure, they use load balancers. These software programs distribute incoming requests evenly across multiple servers.</text:p>
      <text:p text:style-name="P5"/>
      <text:p text:style-name="P5">Example: A load balancer acts like a traffic cop, directing cars to different lanes to prevent congestion.</text:p>
      <text:p text:style-name="P5"/>
      <text:p text:style-name="P5">6. Web Server: Serving Web Pages</text:p>
      <text:p text:style-name="P5"/>
      <text:p text:style-name="P5">The web server stores the web page you're looking for, serving as the chef in a restaurant's kitchen. It takes your request, retrieves the necessary ingredients (web files), and prepares the web page for you to enjoy.</text:p>
      <text:p text:style-name="P5"/>
      <text:p text:style-name="P5">Example: A web server is like a chef preparing a delicious meal in the restaurant's kitchen.</text:p>
      <text:p text:style-name="P5"/>
      <text:p text:style-name="P5">7. Application Server: Making It Dynamic</text:p>
      <text:p text:style-name="P5"/>
      <text:p text:style-name="P5">For dynamic websites, application servers come into play. They handle complex tasks, like communicating with databases, processing forms, and managing user information. They work alongside web servers to provide interactive web experiences.</text:p>
      <text:p text:style-name="P5"/>
      <text:p text:style-name="P5">Example: Application servers are like sous-chefs assisting the main chef in creating intricate dishes.</text:p>
      <text:p text:style-name="P5"/>
      <text:p text:style-name="P5">8. Database: Storing and Retrieving Information</text:p>
      <text:p text:style-name="P5"/>
      <text:p text:style-name="P5">Databases serve as information repositories, and the Database Management System (DBMS) is the program responsible for interacting with them. Databases come in various forms, including relational databases and non-relational databases, each tailored to specific needs.</text:p>
      <text:p text:style-name="P5"/>
      <text:p text:style-name="P5">**Example: Relational databases are like well-organized spreadsheets, while non-relational databases are like flexible, data-packed containers.</text:p>
      <text:p text:style-name="P5"/>
      <text:p text:style-name="P5">In conclusion, the web stack is a complex system with numerous layers. When you type a URL in your browser, it takes mere microseconds for all these components to collaborate and deliver the web page you requested. Understanding this process unveils the magic behind web browsing, making it even more fascinating to witness. Whether you're a novice or a tech enthusiast, this journey through the web stack should provide a deeper appreciation of the digital world we navigate every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17:29:22.207375845</meta:creation-date>
    <dc:date>2023-10-13T22:22:55.343252518</dc:date>
    <meta:editing-duration>PT4H53M41S</meta:editing-duration>
    <meta:editing-cycles>2</meta:editing-cycles>
    <meta:generator>LibreOffice/7.6.2.1$Linux_X86_64 LibreOffice_project/9d0b4c0791fc17bc4181a67fd90c5aaed576d1c0</meta:generator>
    <meta:document-statistic meta:table-count="0" meta:image-count="0" meta:object-count="0" meta:page-count="2" meta:paragraph-count="30" meta:word-count="719" meta:character-count="4613" meta:non-whitespace-character-count="3923"/>
  </office:meta>
</office:document-meta>
</file>